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4.35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311in"/>
    </style:style>
    <style:style style:name="co8" style:family="table-column">
      <style:table-column-properties fo:break-before="auto" style:column-width="0.3661in"/>
    </style:style>
    <style:style style:name="co9" style:family="table-column">
      <style:table-column-properties fo:break-before="auto" style:column-width="0.4126in"/>
    </style:style>
    <style:style style:name="co10" style:family="table-column">
      <style:table-column-properties fo:break-before="auto" style:column-width="0.5335in"/>
    </style:style>
    <style:style style:name="co11" style:family="table-column">
      <style:table-column-properties fo:break-before="auto" style:column-width="0.3945in"/>
    </style:style>
    <style:style style:name="co12" style:family="table-column">
      <style:table-column-properties fo:break-before="auto" style:column-width="0.7472in"/>
    </style:style>
    <style:style style:name="co13" style:family="table-column">
      <style:table-column-properties fo:break-before="auto" style:column-width="0.8028in"/>
    </style:style>
    <style:style style:name="co14" style:family="table-column">
      <style:table-column-properties fo:break-before="auto" style:column-width="0.7563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8402in"/>
    </style:style>
    <style:style style:name="co18" style:family="table-column">
      <style:table-column-properties fo:break-before="auto" style:column-width="0.766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1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3" table:default-cell-style-name="Default"/>
        <table:table-column table:style-name="co1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4" table:visibility="collapse" table:default-cell-style-name="Default"/>
        <table:table-column table:style-name="co7" table:visibility="collapse" table:default-cell-style-name="Default"/>
        <table:table-column table:style-name="co12" table:visibility="collapse" table:number-columns-repeated="2" table:default-cell-style-name="Default"/>
        <table:table-column table:style-name="co13" table:visibility="collapse" table:number-columns-repeated="3" table:default-cell-style-name="Default"/>
        <table:table-column table:style-name="co12" table:visibility="collapse" table:default-cell-style-name="Default"/>
        <table:table-column table:style-name="co14" table:visibility="collapse" table:default-cell-style-name="Default"/>
        <table:table-column table:style-name="co12" table:visibility="collapse" table:default-cell-style-name="Default"/>
        <table:table-column table:style-name="co15" table:visibility="collapse" table:default-cell-style-name="Default"/>
        <table:table-column table:style-name="co12" table:visibility="collapse" table:default-cell-style-name="Default"/>
        <table:table-column table:style-name="co16" table:visibility="collapse" table:default-cell-style-name="Default"/>
        <table:table-column table:style-name="co12" table:visibility="collapse" table:default-cell-style-name="Default"/>
        <table:table-column table:style-name="co17" table:visibility="collapse" table:number-columns-repeated="3" table:default-cell-style-name="Default"/>
        <table:table-column table:style-name="co18" table:visibility="collapse" table:default-cell-style-name="Default"/>
        <table:table-column table:style-name="co14" table:visibility="collapse" table:default-cell-style-name="Default"/>
        <table:table-column table:style-name="co12" table:visibility="collapse" table:number-columns-repeated="3" table:default-cell-style-name="Default"/>
        <table:table-column table:style-name="co19" table:number-columns-repeated="980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bcU</text:p>
          </table:table-cell>
          <table:table-cell table:style-name="ce1" office:value-type="string">
            <text:p>fgcU</text:p>
          </table:table-cell>
          <table:table-cell table:style-name="ce1" office:value-type="string">
            <text:p>wtc4U</text:p>
          </table:table-cell>
          <table:table-cell table:style-name="ce1" office:value-type="string">
            <text:p>wtc5U</text:p>
          </table:table-cell>
          <table:table-cell table:style-name="ce1" office:value-type="string">
            <text:p>wtc6U</text:p>
          </table:table-cell>
          <table:table-cell table:style-name="ce1" office:value-type="string">
            <text:p>sgcU</text:p>
          </table:table-cell>
          <table:table-cell table:style-name="ce1" office:value-type="string">
            <text:p>infU</text:p>
          </table:table-cell>
          <table:table-cell table:style-name="ce1" office:value-type="string">
            <text:p>louU</text:p>
          </table:table-cell>
          <table:table-cell table:style-name="ce1" office:value-type="string">
            <text:p>optU</text:p>
          </table:table-cell>
          <table:table-cell table:style-name="ce1" office:value-type="string">
            <text:p>eigU</text:p>
          </table:table-cell>
          <table:table-cell table:style-name="ce1" office:value-type="string">
            <text:p>ebcW</text:p>
          </table:table-cell>
          <table:table-cell table:style-name="ce1" office:value-type="string">
            <text:p>fgcW</text:p>
          </table:table-cell>
          <table:table-cell table:style-name="ce1" office:value-type="string">
            <text:p>wtc4W</text:p>
          </table:table-cell>
          <table:table-cell table:style-name="ce1" office:value-type="string">
            <text:p>wtc5W</text:p>
          </table:table-cell>
          <table:table-cell table:style-name="ce1" office:value-type="string">
            <text:p>wtc6W</text:p>
          </table:table-cell>
          <table:table-cell table:style-name="ce1" office:value-type="string">
            <text:p>sgcW</text:p>
          </table:table-cell>
          <table:table-cell table:style-name="ce1" office:value-type="string">
            <text:p>infW</text:p>
          </table:table-cell>
          <table:table-cell table:style-name="ce1" office:value-type="string">
            <text:p>louW</text:p>
          </table:table-cell>
          <table:table-cell table:style-name="ce1" office:value-type="string">
            <text:p>optW</text:p>
          </table:table-cell>
          <table:table-cell table:style-name="ce1" office:value-type="string">
            <text:p>eigW</text:p>
          </table:table-cell>
          <table:table-cell table:style-name="ce1" office:value-type="string">
            <text:p>ebcUcolor</text:p>
          </table:table-cell>
          <table:table-cell table:style-name="ce1" office:value-type="string">
            <text:p>fgcUcolor</text:p>
          </table:table-cell>
          <table:table-cell table:style-name="ce1" office:value-type="string">
            <text:p>wtc4Ucolor</text:p>
          </table:table-cell>
          <table:table-cell table:style-name="ce1" office:value-type="string">
            <text:p>wtc5Ucolor</text:p>
          </table:table-cell>
          <table:table-cell table:style-name="ce1" office:value-type="string">
            <text:p>wtc6Ucolor</text:p>
          </table:table-cell>
          <table:table-cell table:style-name="ce1" office:value-type="string">
            <text:p>sgcUcolor</text:p>
          </table:table-cell>
          <table:table-cell table:style-name="ce1" office:value-type="string">
            <text:p>infUcolor</text:p>
          </table:table-cell>
          <table:table-cell table:style-name="ce1" office:value-type="string">
            <text:p>louUcolor</text:p>
          </table:table-cell>
          <table:table-cell table:style-name="ce1" office:value-type="string">
            <text:p>optUcolor</text:p>
          </table:table-cell>
          <table:table-cell table:style-name="ce1" office:value-type="string">
            <text:p>eigUcolor</text:p>
          </table:table-cell>
          <table:table-cell table:style-name="ce1" office:value-type="string">
            <text:p>ebcWcolor</text:p>
          </table:table-cell>
          <table:table-cell table:style-name="ce1" office:value-type="string">
            <text:p>fgcWcolor</text:p>
          </table:table-cell>
          <table:table-cell table:style-name="ce1" office:value-type="string">
            <text:p>wtc4Wcolor</text:p>
          </table:table-cell>
          <table:table-cell table:style-name="ce1" office:value-type="string">
            <text:p>wtc5Wcolor</text:p>
          </table:table-cell>
          <table:table-cell table:style-name="ce1" office:value-type="string">
            <text:p>wtc6Wcolor</text:p>
          </table:table-cell>
          <table:table-cell table:style-name="ce1" office:value-type="string">
            <text:p>sgcWcolor</text:p>
          </table:table-cell>
          <table:table-cell table:style-name="ce1" office:value-type="string">
            <text:p>infWcolor</text:p>
          </table:table-cell>
          <table:table-cell table:style-name="ce1" office:value-type="string">
            <text:p>louWcolor</text:p>
          </table:table-cell>
          <table:table-cell table:style-name="ce1" office:value-type="string">
            <text:p>optWcolor</text:p>
          </table:table-cell>
          <table:table-cell table:style-name="ce1" office:value-type="string">
            <text:p>eigWcolor</text:p>
          </table:table-cell>
          <table:table-cell table:style-name="ce1" table:number-columns-repeated="980"/>
        </table:table-row>
        <table:table-row table:style-name="ro2">
          <table:table-cell office:value-type="string">
            <text:p>AA</text:p>
          </table:table-cell>
          <table:table-cell office:value-type="string">
            <text:p>Arras lawyer</text:p>
          </table:table-cell>
          <table:table-cell office:value-type="string">
            <text:p>Lawyer in Arras's cour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  <table:table-cell table:number-columns-repeated="980"/>
        </table:table-row>
        <table:table-row table:style-name="ro1">
          <table:table-cell office:value-type="string">
            <text:p>AM</text:p>
          </table:table-cell>
          <table:table-cell office:value-type="string">
            <text:p>Abb√© Mabeuf</text:p>
          </table:table-cell>
          <table:table-cell office:value-type="string">
            <text:p>Abb√© Mabeuf, cur√© in Vernon, brother of M. Mabeuf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  <table:table-cell table:number-columns-repeated="980"/>
        </table:table-row>
        <table:table-row table:style-name="ro1">
          <table:table-cell office:value-type="string">
            <text:p>AZ</text:p>
          </table:table-cell>
          <table:table-cell office:value-type="string">
            <text:p>Azelma</text:p>
          </table:table-cell>
          <table:table-cell office:value-type="string">
            <text:p>Azelma, daughter of the Th√©nardier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7749E</text:p>
          </table:table-cell>
          <table:table-cell table:number-columns-repeated="980"/>
        </table:table-row>
        <table:table-row table:style-name="ro1">
          <table:table-cell office:value-type="string">
            <text:p>BA</text:p>
          </table:table-cell>
          <table:table-cell office:value-type="string">
            <text:p>Bahorel</text:p>
          </table:table-cell>
          <table:table-cell office:value-type="string">
            <text:p>Bahorel, member, Friends of the ABC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BB</text:p>
          </table:table-cell>
          <table:table-cell office:value-type="string">
            <text:p>Babet</text:p>
          </table:table-cell>
          <table:table-cell office:value-type="string">
            <text:p>Babet, member, Patron-Minet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2">
          <table:table-cell office:value-type="string">
            <text:p>BC</text:p>
          </table:table-cell>
          <table:table-cell office:value-type="string">
            <text:p>Booking clerk</text:p>
          </table:table-cell>
          <table:table-cell office:value-type="string">
            <text:p>Booking clerk in Arras's cour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BF</text:p>
          </table:table-cell>
          <table:table-cell office:value-type="string">
            <text:p>Babet's girlfriend</text:p>
          </table:table-cell>
          <table:table-cell office:value-type="string">
            <text:p>Babet's girlfrien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BG</text:p>
          </table:table-cell>
          <table:table-cell office:value-type="string">
            <text:p>Paris barber</text:p>
          </table:table-cell>
          <table:table-cell office:value-type="string">
            <text:p>Barber encountered by Gavroch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BH</text:p>
          </table:table-cell>
          <table:table-cell office:value-type="string">
            <text:p>Stable boy</text:p>
          </table:table-cell>
          <table:table-cell office:value-type="string">
            <text:p>Stable boy in Hesdi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2">
          <table:table-cell office:value-type="string">
            <text:p>BI</text:p>
          </table:table-cell>
          <table:table-cell office:value-type="string">
            <text:p>Bailiff</text:p>
          </table:table-cell>
          <table:table-cell office:value-type="string">
            <text:p>Bailiff in Arras's cour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BJ</text:p>
          </table:table-cell>
          <table:table-cell office:value-type="string">
            <text:p>Brujon</text:p>
          </table:table-cell>
          <table:table-cell office:value-type="string">
            <text:p>Brujon, criminal, associate of Patron-Minet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BK</text:p>
          </table:table-cell>
          <table:table-cell office:value-type="string">
            <text:p>Paris baker</text:p>
          </table:table-cell>
          <table:table-cell office:value-type="string">
            <text:p>Baker, visited by Gavroch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BL</text:p>
          </table:table-cell>
          <table:table-cell office:value-type="string">
            <text:p>Blachevelle</text:p>
          </table:table-cell>
          <table:table-cell office:value-type="string">
            <text:p>Blachevelle, Parisian student, lover of Favouri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BM</text:p>
          </table:table-cell>
          <table:table-cell office:value-type="string">
            <text:p>Bamatabois</text:p>
          </table:table-cell>
          <table:table-cell office:value-type="string">
            <text:p>M. Bamatabois, idler of M-sur-M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E8A82</text:p>
          </table:table-cell>
          <table:table-cell table:number-columns-repeated="2" office:value-type="string">
            <text:p>#839AE2</text:p>
          </table:table-cell>
          <table:table-cell office:value-type="string">
            <text:p>#C6DE8A</text:p>
          </table:table-cell>
          <table:table-cell office:value-type="string">
            <text:p>#62E382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E8A82</text:p>
          </table:table-cell>
          <table:table-cell table:number-columns-repeated="2" office:value-type="string">
            <text:p>#839AE2</text:p>
          </table:table-cell>
          <table:table-cell office:value-type="string">
            <text:p>#71AADE</text:p>
          </table:table-cell>
          <table:table-cell office:value-type="string">
            <text:p>#62E382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BO</text:p>
          </table:table-cell>
          <table:table-cell office:value-type="string">
            <text:p>Bossuet</text:p>
          </table:table-cell>
          <table:table-cell office:value-type="string">
            <text:p>Bossuet (Lesgle), member, Friends of the AB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BQ</text:p>
          </table:table-cell>
          <table:table-cell office:value-type="string">
            <text:p>Basque</text:p>
          </table:table-cell>
          <table:table-cell office:value-type="string">
            <text:p>Basque, manservant to Gillenorman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E5A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7D397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D5E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4D94A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BR</text:p>
          </table:table-cell>
          <table:table-cell office:value-type="string">
            <text:p>Brevet</text:p>
          </table:table-cell>
          <table:table-cell office:value-type="string">
            <text:p>Brevet, convict in the galleys with Valjea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BS</text:p>
          </table:table-cell>
          <table:table-cell office:value-type="string">
            <text:p>Boatswain</text:p>
          </table:table-cell>
          <table:table-cell office:value-type="string">
            <text:p>Boatswain on the Orion saved by Valjea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E5A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7D397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D5E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4D94A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BT</text:p>
          </table:table-cell>
          <table:table-cell office:value-type="string">
            <text:p>Baroness de T</text:p>
          </table:table-cell>
          <table:table-cell office:value-type="string">
            <text:p>Baroness de T-, friend of M. Gillenorman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BU</text:p>
          </table:table-cell>
          <table:table-cell office:value-type="string">
            <text:p>Mme Burgon</text:p>
          </table:table-cell>
          <table:table-cell office:value-type="string">
            <text:p>Mme Burgon (aka Bougon), new concierge at the Gorbeau tene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A9934</text:p>
          </table:table-cell>
          <table:table-cell office:value-type="string">
            <text:p>#6ED0A3</text:p>
          </table:table-cell>
          <table:table-cell office:value-type="string">
            <text:p>#5CD1D2</text:p>
          </table:table-cell>
          <table:table-cell office:value-type="string">
            <text:p>#B17BE8</text:p>
          </table:table-cell>
          <table:table-cell office:value-type="string">
            <text:p>#59AE75</text:p>
          </table:table-cell>
          <table:table-cell office:value-type="string">
            <text:p>#C4E243</text:p>
          </table:table-cell>
          <table:table-cell office:value-type="string">
            <text:p>#DAC17B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F8D38</text:p>
          </table:table-cell>
          <table:table-cell office:value-type="string">
            <text:p>#6ED0A3</text:p>
          </table:table-cell>
          <table:table-cell office:value-type="string">
            <text:p>#5CD1D2</text:p>
          </table:table-cell>
          <table:table-cell office:value-type="string">
            <text:p>#B17BE8</text:p>
          </table:table-cell>
          <table:table-cell office:value-type="string">
            <text:p>#59AE75</text:p>
          </table:table-cell>
          <table:table-cell office:value-type="string">
            <text:p>#D78DCD</text:p>
          </table:table-cell>
          <table:table-cell office:value-type="string">
            <text:p>#BCE28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BW</text:p>
          </table:table-cell>
          <table:table-cell office:value-type="string">
            <text:p>Wheelright</text:p>
          </table:table-cell>
          <table:table-cell office:value-type="string">
            <text:p>Master Bourgaillard, wheelright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258E0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table:number-columns-repeated="2" office:value-type="string">
            <text:p>#61DBCC</text:p>
          </table:table-cell>
          <table:table-cell office:value-type="string">
            <text:p>#9688E8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F5CE1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table:number-columns-repeated="2" office:value-type="string">
            <text:p>#61DBCC</text:p>
          </table:table-cell>
          <table:table-cell office:value-type="string">
            <text:p>#EF6443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BX</text:p>
          </table:table-cell>
          <table:table-cell office:value-type="string">
            <text:p>Bourgeois man</text:p>
          </table:table-cell>
          <table:table-cell office:value-type="string">
            <text:p>Bourgeois man in Luxemburg garden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BY</text:p>
          </table:table-cell>
          <table:table-cell office:value-type="string">
            <text:p>Bourgeois son</text:p>
          </table:table-cell>
          <table:table-cell office:value-type="string">
            <text:p>Bourgeois man's son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E258E0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office:value-type="string">
            <text:p>#E0D73A</text:p>
          </table:table-cell>
          <table:table-cell office:value-type="string">
            <text:p>#DBC981</text:p>
          </table:table-cell>
          <table:table-cell office:value-type="string">
            <text:p>#9688E8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F5CE1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office:value-type="string">
            <text:p>#E0D73A</text:p>
          </table:table-cell>
          <table:table-cell office:value-type="string">
            <text:p>#DBC981</text:p>
          </table:table-cell>
          <table:table-cell office:value-type="string">
            <text:p>#EF6443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BZ</text:p>
          </table:table-cell>
          <table:table-cell office:value-type="string">
            <text:p>Boulatruelle</text:p>
          </table:table-cell>
          <table:table-cell office:value-type="string">
            <text:p>Boulatruelle, former convict and road mender in Montfermei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CA</text:p>
          </table:table-cell>
          <table:table-cell office:value-type="string">
            <text:p>Cur√©, Digne</text:p>
          </table:table-cell>
          <table:table-cell office:value-type="string">
            <text:p>Cur√© in Digne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table:number-columns-repeated="980"/>
        </table:table-row>
        <table:table-row table:style-name="ro1">
          <table:table-cell office:value-type="string">
            <text:p>CB</text:p>
          </table:table-cell>
          <table:table-cell office:value-type="string">
            <text:p>Mountain cur√©</text:p>
          </table:table-cell>
          <table:table-cell office:value-type="string">
            <text:p>Cur√© in the mountains near Digne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table:number-columns-repeated="980"/>
        </table:table-row>
        <table:table-row table:style-name="ro1">
          <table:table-cell office:value-type="string">
            <text:p>CC</text:p>
          </table:table-cell>
          <table:table-cell office:value-type="string">
            <text:p>Cochepaille</text:p>
          </table:table-cell>
          <table:table-cell office:value-type="string">
            <text:p>Cochepaille, convict in the galleys with Valjean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table:number-columns-repeated="980"/>
        </table:table-row>
        <table:table-row table:style-name="ro2">
          <table:table-cell office:value-type="string">
            <text:p>CD</text:p>
          </table:table-cell>
          <table:table-cell office:value-type="string">
            <text:p>Condemned to death</text:p>
          </table:table-cell>
          <table:table-cell office:value-type="string">
            <text:p>Man condemned to death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table:number-columns-repeated="980"/>
        </table:table-row>
        <table:table-row table:style-name="ro2">
          <table:table-cell office:value-type="string">
            <text:p>CE</text:p>
          </table:table-cell>
          <table:table-cell office:value-type="string">
            <text:p>Arras coachman</text:p>
          </table:table-cell>
          <table:table-cell office:value-type="string">
            <text:p>Coachman of the mail to Arras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table:number-columns-repeated="980"/>
        </table:table-row>
        <table:table-row table:style-name="ro1">
          <table:table-cell office:value-type="string">
            <text:p>CF</text:p>
          </table:table-cell>
          <table:table-cell office:value-type="string">
            <text:p>Montfermeuil coachman</text:p>
          </table:table-cell>
          <table:table-cell office:value-type="string">
            <text:p>Montfermeuil coachman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table:number-columns-repeated="980"/>
        </table:table-row>
        <table:table-row table:style-name="ro1">
          <table:table-cell office:value-type="string">
            <text:p>CG</text:p>
          </table:table-cell>
          <table:table-cell office:value-type="string">
            <text:p>Parisian coachman</text:p>
          </table:table-cell>
          <table:table-cell office:value-type="string">
            <text:p>Coachman by Gorbeau tenement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table:number-columns-repeated="980"/>
        </table:table-row>
        <table:table-row table:style-name="ro1">
          <table:table-cell office:value-type="string">
            <text:p>CH</text:p>
          </table:table-cell>
          <table:table-cell office:value-type="string">
            <text:p>Champmathieu</text:p>
          </table:table-cell>
          <table:table-cell office:value-type="string">
            <text:p>Champmathieu, accused thief mistaken for Valjean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table:number-columns-repeated="980"/>
        </table:table-row>
        <table:table-row table:style-name="ro2">
          <table:table-cell office:value-type="string">
            <text:p>CI</text:p>
          </table:table-cell>
          <table:table-cell office:value-type="string">
            <text:p>Cashier</text:p>
          </table:table-cell>
          <table:table-cell office:value-type="string">
            <text:p>Cashier at M.Madeleine's manufactory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table:number-columns-repeated="980"/>
        </table:table-row>
        <table:table-row table:style-name="ro1">
          <table:table-cell office:value-type="string">
            <text:p>CJ</text:p>
          </table:table-cell>
          <table:table-cell office:value-type="string">
            <text:p>Javert's coachman</text:p>
          </table:table-cell>
          <table:table-cell office:value-type="string">
            <text:p>Coachman assisting Javert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CK</text:p>
          </table:table-cell>
          <table:table-cell office:value-type="string">
            <text:p>Defense counsel</text:p>
          </table:table-cell>
          <table:table-cell office:value-type="string">
            <text:p>Counsel for the defense in Champmathieu's tria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4C961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74AB48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CL</text:p>
          </table:table-cell>
          <table:table-cell office:value-type="string">
            <text:p>Countess de L√¥</text:p>
          </table:table-cell>
          <table:table-cell office:value-type="string">
            <text:p>Countess de L√¥, distant relative of Myrie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table:number-columns-repeated="980"/>
        </table:table-row>
        <table:table-row table:style-name="ro1">
          <table:table-cell office:value-type="string">
            <text:p>CM</text:p>
          </table:table-cell>
          <table:table-cell office:value-type="string">
            <text:p>Combeferre</text:p>
          </table:table-cell>
          <table:table-cell office:value-type="string">
            <text:p>Combeferre, member, Friends of the AB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CN</text:p>
          </table:table-cell>
          <table:table-cell office:value-type="string">
            <text:p>Chenildieu</text:p>
          </table:table-cell>
          <table:table-cell office:value-type="string">
            <text:p>Chenildieu, convict in the galleys with Valjean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3A06B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AA768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CO</text:p>
          </table:table-cell>
          <table:table-cell office:value-type="string">
            <text:p>Cosette</text:p>
          </table:table-cell>
          <table:table-cell office:value-type="string">
            <text:p>Cosette, daughter of Fantin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table:number-columns-repeated="980"/>
        </table:table-row>
        <table:table-row table:style-name="ro1">
          <table:table-cell office:value-type="string">
            <text:p>CP</text:p>
          </table:table-cell>
          <table:table-cell office:value-type="string">
            <text:p>Card player</text:p>
          </table:table-cell>
          <table:table-cell office:value-type="string">
            <text:p>Man playing cards with Grantair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table:number-columns-repeated="980"/>
        </table:table-row>
        <table:table-row table:style-name="ro1">
          <table:table-cell office:value-type="string">
            <text:p>CR</text:p>
          </table:table-cell>
          <table:table-cell office:value-type="string">
            <text:p>Courfeyrac</text:p>
          </table:table-cell>
          <table:table-cell office:value-type="string">
            <text:p>Courfeyrac, member, Friends of the ABC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table:number-columns-repeated="980"/>
        </table:table-row>
        <table:table-row table:style-name="ro1">
          <table:table-cell office:value-type="string">
            <text:p>CV</text:p>
          </table:table-cell>
          <table:table-cell office:value-type="string">
            <text:p>Cravatte</text:p>
          </table:table-cell>
          <table:table-cell office:value-type="string">
            <text:p>Cravatte, mountain bandit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table:number-columns-repeated="980"/>
        </table:table-row>
        <table:table-row table:style-name="ro1">
          <table:table-cell office:value-type="string">
            <text:p>CW</text:p>
          </table:table-cell>
          <table:table-cell office:value-type="string">
            <text:p>Concierge, Verrerie</text:p>
          </table:table-cell>
          <table:table-cell office:value-type="string">
            <text:p>Concierge, rue de la Verrerie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table:number-columns-repeated="980"/>
        </table:table-row>
        <table:table-row table:style-name="ro1">
          <table:table-cell office:value-type="string">
            <text:p>CX</text:p>
          </table:table-cell>
          <table:table-cell office:value-type="string">
            <text:p>Concierge, Gillenormand</text:p>
          </table:table-cell>
          <table:table-cell office:value-type="string">
            <text:p>Concierge at Gillenormand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table:number-columns-repeated="980"/>
        </table:table-row>
        <table:table-row table:style-name="ro1">
          <table:table-cell office:value-type="string">
            <text:p>CY</text:p>
          </table:table-cell>
          <table:table-cell office:value-type="string">
            <text:p>Concierge, l'Homme Arm√©</text:p>
          </table:table-cell>
          <table:table-cell office:value-type="string">
            <text:p>Concierge at rue de l'Homme Arm√©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table:number-columns-repeated="980"/>
        </table:table-row>
        <table:table-row table:style-name="ro1">
          <table:table-cell office:value-type="string">
            <text:p>CZ</text:p>
          </table:table-cell>
          <table:table-cell office:value-type="string">
            <text:p>Concierge's husband</text:p>
          </table:table-cell>
          <table:table-cell office:value-type="string">
            <text:p>Husband of Concierge at rue de l'Homme Arm√©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DA</text:p>
          </table:table-cell>
          <table:table-cell office:value-type="string">
            <text:p>Dahlia</text:p>
          </table:table-cell>
          <table:table-cell office:value-type="string">
            <text:p>Dahlia, mistress of Listolier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9F84E8</text:p>
          </table:table-cell>
          <table:table-cell office:value-type="string">
            <text:p>#6ED0A3</text:p>
          </table:table-cell>
          <table:table-cell office:value-type="string">
            <text:p>#74A7DE</text:p>
          </table:table-cell>
          <table:table-cell table:number-columns-repeated="2" office:value-type="string">
            <text:p>#D6936C</text:p>
          </table:table-cell>
          <table:table-cell office:value-type="string">
            <text:p>#EF6244</text:p>
          </table:table-cell>
          <table:table-cell office:value-type="string">
            <text:p>#BCE28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9688E8</text:p>
          </table:table-cell>
          <table:table-cell office:value-type="string">
            <text:p>#6ED0A3</text:p>
          </table:table-cell>
          <table:table-cell office:value-type="string">
            <text:p>#74A7DE</text:p>
          </table:table-cell>
          <table:table-cell table:number-columns-repeated="2" office:value-type="string">
            <text:p>#D6936C</text:p>
          </table:table-cell>
          <table:table-cell office:value-type="string">
            <text:p>#DD8F39</text:p>
          </table:table-cell>
          <table:table-cell office:value-type="string">
            <text:p>#DAC17B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DG</text:p>
          </table:table-cell>
          <table:table-cell office:value-type="string">
            <text:p>Doctor, Gillenormand</text:p>
          </table:table-cell>
          <table:table-cell office:value-type="string">
            <text:p>Doctor at Gillenormand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5CCFD5</text:p>
          </table:table-cell>
          <table:table-cell office:value-type="string">
            <text:p>#6ED0A3</text:p>
          </table:table-cell>
          <table:table-cell office:value-type="string">
            <text:p>#CAA768</text:p>
          </table:table-cell>
          <table:table-cell office:value-type="string">
            <text:p>#F06335</text:p>
          </table:table-cell>
          <table:table-cell office:value-type="string">
            <text:p>#EC5EAE</text:p>
          </table:table-cell>
          <table:table-cell office:value-type="string">
            <text:p>#67D397</text:p>
          </table:table-cell>
          <table:table-cell office:value-type="string">
            <text:p>#DF879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5CD1D2</text:p>
          </table:table-cell>
          <table:table-cell office:value-type="string">
            <text:p>#6ED0A3</text:p>
          </table:table-cell>
          <table:table-cell office:value-type="string">
            <text:p>#CAA768</text:p>
          </table:table-cell>
          <table:table-cell office:value-type="string">
            <text:p>#F06335</text:p>
          </table:table-cell>
          <table:table-cell office:value-type="string">
            <text:p>#EC5EAE</text:p>
          </table:table-cell>
          <table:table-cell office:value-type="string">
            <text:p>#64D94A</text:p>
          </table:table-cell>
          <table:table-cell office:value-type="string">
            <text:p>#DF879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DH</text:p>
          </table:table-cell>
          <table:table-cell office:value-type="string">
            <text:p>Duc d'Havr√©</text:p>
          </table:table-cell>
          <table:table-cell office:value-type="string">
            <text:p>Duc d'Havr√©, accompanies Louis-Philipp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DJ</text:p>
          </table:table-cell>
          <table:table-cell office:value-type="string">
            <text:p>Doctor, Valjean</text:p>
          </table:table-cell>
          <table:table-cell office:value-type="string">
            <text:p>Doctor to Valjea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DM</text:p>
          </table:table-cell>
          <table:table-cell office:value-type="string">
            <text:p>Dowager M-s-M</text:p>
          </table:table-cell>
          <table:table-cell office:value-type="string">
            <text:p>Dowager in M-sur-M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DN</text:p>
          </table:table-cell>
          <table:table-cell office:value-type="string">
            <text:p>Dandy</text:p>
          </table:table-cell>
          <table:table-cell office:value-type="string">
            <text:p>Dandy near the barricad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DO</text:p>
          </table:table-cell>
          <table:table-cell office:value-type="string">
            <text:p>Foreman, Grasse</text:p>
          </table:table-cell>
          <table:table-cell office:value-type="string">
            <text:p>Distillery foreman in Grasse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table:number-columns-repeated="980"/>
        </table:table-row>
        <table:table-row table:style-name="ro1">
          <table:table-cell office:value-type="string">
            <text:p>DR</text:p>
          </table:table-cell>
          <table:table-cell office:value-type="string">
            <text:p>Drunk coachman</text:p>
          </table:table-cell>
          <table:table-cell office:value-type="string">
            <text:p>Drunk Auvergnat coachma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DS</text:p>
          </table:table-cell>
          <table:table-cell office:value-type="string">
            <text:p>Doctor M-s-M</text:p>
          </table:table-cell>
          <table:table-cell office:value-type="string">
            <text:p>Doctor in M-sur-M hospita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DU</text:p>
          </table:table-cell>
          <table:table-cell office:value-type="string">
            <text:p>Deuxmilliards</text:p>
          </table:table-cell>
          <table:table-cell office:value-type="string">
            <text:p>Deux-millards, aka Demi-liard, a criminal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DV</text:p>
          </table:table-cell>
          <table:table-cell office:value-type="string">
            <text:p>Doctor, Vernon</text:p>
          </table:table-cell>
          <table:table-cell office:value-type="string">
            <text:p>Doctor in Vernon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table:number-columns-repeated="980"/>
        </table:table-row>
        <table:table-row table:style-name="ro1">
          <table:table-cell office:value-type="string">
            <text:p>EN</text:p>
          </table:table-cell>
          <table:table-cell office:value-type="string">
            <text:p>Enjolras</text:p>
          </table:table-cell>
          <table:table-cell office:value-type="string">
            <text:p>Enjolras, chief of Friends of the ABC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table:number-columns-repeated="980"/>
        </table:table-row>
        <table:table-row table:style-name="ro1">
          <table:table-cell office:value-type="string">
            <text:p>EP</text:p>
          </table:table-cell>
          <table:table-cell office:value-type="string">
            <text:p>Eponine</text:p>
          </table:table-cell>
          <table:table-cell office:value-type="string">
            <text:p>Eponine, daughter of the Th√©nardiers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table:number-columns-repeated="980"/>
        </table:table-row>
        <table:table-row table:style-name="ro1">
          <table:table-cell office:value-type="string">
            <text:p>FA</text:p>
          </table:table-cell>
          <table:table-cell office:value-type="string">
            <text:p>Fameuil</text:p>
          </table:table-cell>
          <table:table-cell office:value-type="string">
            <text:p>Fameuil, Parisian student, lover of <text:s/>Z√©phine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table:number-columns-repeated="980"/>
        </table:table-row>
        <table:table-row table:style-name="ro1">
          <table:table-cell office:value-type="string">
            <text:p>FB</text:p>
          </table:table-cell>
          <table:table-cell office:value-type="string">
            <text:p>Barber</text:p>
          </table:table-cell>
          <table:table-cell office:value-type="string">
            <text:p>Barber to whom Fantine sells her hair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table:number-columns-repeated="980"/>
        </table:table-row>
        <table:table-row table:style-name="ro1">
          <table:table-cell office:value-type="string">
            <text:p>FD</text:p>
          </table:table-cell>
          <table:table-cell office:value-type="string">
            <text:p>Furniture seller</text:p>
          </table:table-cell>
          <table:table-cell office:value-type="string">
            <text:p>Secondhand dealer who sold furniture to Fantine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table:number-columns-repeated="980"/>
        </table:table-row>
        <table:table-row table:style-name="ro1">
          <table:table-cell office:value-type="string">
            <text:p>FE</text:p>
          </table:table-cell>
          <table:table-cell office:value-type="string">
            <text:p>Feuilly</text:p>
          </table:table-cell>
          <table:table-cell office:value-type="string">
            <text:p>Feuilly, member, Friends of the ABC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75A4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74A7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table:number-columns-repeated="980"/>
        </table:table-row>
        <table:table-row table:style-name="ro1">
          <table:table-cell office:value-type="string">
            <text:p>FF</text:p>
          </table:table-cell>
          <table:table-cell office:value-type="string">
            <text:p>Fauchelevent</text:p>
          </table:table-cell>
          <table:table-cell office:value-type="string">
            <text:p>Fauchelevent, failed notary turned carter in M-sur-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table:number-columns-repeated="980"/>
        </table:table-row>
        <table:table-row table:style-name="ro1">
          <table:table-cell office:value-type="string">
            <text:p>FL</text:p>
          </table:table-cell>
          <table:table-cell office:value-type="string">
            <text:p>Landlord</text:p>
          </table:table-cell>
          <table:table-cell office:value-type="string">
            <text:p>Fantine's landlor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FM</text:p>
          </table:table-cell>
          <table:table-cell office:value-type="string">
            <text:p>Fisherman, Digne</text:p>
          </table:table-cell>
          <table:table-cell office:value-type="string">
            <text:p>Fisherman in Dign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FN</text:p>
          </table:table-cell>
          <table:table-cell office:value-type="string">
            <text:p>Fantine</text:p>
          </table:table-cell>
          <table:table-cell office:value-type="string">
            <text:p>Fantine, mistress of Tholomy√®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6AE64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9FC266</text:p>
          </table:table-cell>
          <table:table-cell office:value-type="string">
            <text:p>#6AE64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FT</text:p>
          </table:table-cell>
          <table:table-cell office:value-type="string">
            <text:p>Tholomy√®s</text:p>
          </table:table-cell>
          <table:table-cell office:value-type="string">
            <text:p>Tholomy√®s, Parisian student, lover of Fantin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FV</text:p>
          </table:table-cell>
          <table:table-cell office:value-type="string">
            <text:p>Favourite</text:p>
          </table:table-cell>
          <table:table-cell office:value-type="string">
            <text:p>Favourite, mistress of Blachevelle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GA</text:p>
          </table:table-cell>
          <table:table-cell office:value-type="string">
            <text:p>Gavroche</text:p>
          </table:table-cell>
          <table:table-cell office:value-type="string">
            <text:p>Gavroche, son of the Th√©nardiers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GB</text:p>
          </table:table-cell>
          <table:table-cell office:value-type="string">
            <text:p>Gibolette</text:p>
          </table:table-cell>
          <table:table-cell office:value-type="string">
            <text:p>Gibolette, servant in Corinth In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GD</text:p>
          </table:table-cell>
          <table:table-cell office:value-type="string">
            <text:p>Gendarme, Digne</text:p>
          </table:table-cell>
          <table:table-cell office:value-type="string">
            <text:p>Gendarme in Digne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18585</text:p>
          </table:table-cell>
          <table:table-cell office:value-type="string">
            <text:p>#E57A99</text:p>
          </table:table-cell>
          <table:table-cell office:value-type="string">
            <text:p>#9688E8</text:p>
          </table:table-cell>
          <table:table-cell office:value-type="string">
            <text:p>#EC5EAE</text:p>
          </table:table-cell>
          <table:table-cell office:value-type="string">
            <text:p>#F06335</text:p>
          </table:table-cell>
          <table:table-cell office:value-type="string">
            <text:p>#67D397</text:p>
          </table:table-cell>
          <table:table-cell office:value-type="string">
            <text:p>#6AB53D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9688E8</text:p>
          </table:table-cell>
          <table:table-cell office:value-type="string">
            <text:p>#EC5EAE</text:p>
          </table:table-cell>
          <table:table-cell office:value-type="string">
            <text:p>#F06335</text:p>
          </table:table-cell>
          <table:table-cell office:value-type="string">
            <text:p>#64D94A</text:p>
          </table:table-cell>
          <table:table-cell office:value-type="string">
            <text:p>#6AB53D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GE</text:p>
          </table:table-cell>
          <table:table-cell office:value-type="string">
            <text:p>G√©borand</text:p>
          </table:table-cell>
          <table:table-cell office:value-type="string">
            <text:p>G√©borand, retired merchant of Digne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75A4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74A7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table:number-columns-repeated="980"/>
        </table:table-row>
        <table:table-row table:style-name="ro2">
          <table:table-cell office:value-type="string">
            <text:p>GF</text:p>
          </table:table-cell>
          <table:table-cell office:value-type="string">
            <text:p>Guard, La Force</text:p>
          </table:table-cell>
          <table:table-cell office:value-type="string">
            <text:p>Guard, La Force prison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75A4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74A7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table:number-columns-repeated="980"/>
        </table:table-row>
        <table:table-row table:style-name="ro1">
          <table:table-cell office:value-type="string">
            <text:p>GG</text:p>
          </table:table-cell>
          <table:table-cell office:value-type="string">
            <text:p>Conventionist</text:p>
          </table:table-cell>
          <table:table-cell office:value-type="string">
            <text:p>G--, a Convenionis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GI</text:p>
          </table:table-cell>
          <table:table-cell office:value-type="string">
            <text:p>M. Gillenormand</text:p>
          </table:table-cell>
          <table:table-cell office:value-type="string">
            <text:p>M. Gillenormand, Marius's grandfath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GL</text:p>
          </table:table-cell>
          <table:table-cell office:value-type="string">
            <text:p>Poor girl</text:p>
          </table:table-cell>
          <table:table-cell office:value-type="string">
            <text:p>Poor girl, helped by Gavroch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GN</text:p>
          </table:table-cell>
          <table:table-cell office:value-type="string">
            <text:p>Gardener</text:p>
          </table:table-cell>
          <table:table-cell office:value-type="string">
            <text:p>Gardener, encountered by Mabeuf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GP</text:p>
          </table:table-cell>
          <table:table-cell office:value-type="string">
            <text:p>Colonel Pontmercy</text:p>
          </table:table-cell>
          <table:table-cell office:value-type="string">
            <text:p>Colonel George Pontmercy, Marius's fath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GR</text:p>
          </table:table-cell>
          <table:table-cell office:value-type="string">
            <text:p>Gribier</text:p>
          </table:table-cell>
          <table:table-cell office:value-type="string">
            <text:p>Gribier, new gravedigger at Vaugirard cemeter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GS</text:p>
          </table:table-cell>
          <table:table-cell office:value-type="string">
            <text:p>Secondhand dealer</text:p>
          </table:table-cell>
          <table:table-cell office:value-type="string">
            <text:p>Secondhand dealer from whom Gavroche 'borrows' a pisto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GT</text:p>
          </table:table-cell>
          <table:table-cell office:value-type="string">
            <text:p>Grantaire</text:p>
          </table:table-cell>
          <table:table-cell office:value-type="string">
            <text:p>Grantaire, Friends of the ABC skepti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GU</text:p>
          </table:table-cell>
          <table:table-cell office:value-type="string">
            <text:p>Gueulemer</text:p>
          </table:table-cell>
          <table:table-cell office:value-type="string">
            <text:p>Gueulemer, member of Patron-Minett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2">
          <table:table-cell office:value-type="string">
            <text:p>GV</text:p>
          </table:table-cell>
          <table:table-cell table:number-columns-repeated="2" office:value-type="string">
            <text:p>Government troop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table:number-columns-repeated="980"/>
        </table:table-row>
        <table:table-row table:style-name="ro1">
          <table:table-cell office:value-type="string">
            <text:p>HD</text:p>
          </table:table-cell>
          <table:table-cell office:value-type="string">
            <text:p>Hospital director</text:p>
          </table:table-cell>
          <table:table-cell office:value-type="string">
            <text:p>Hospital director in Dig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HL</text:p>
          </table:table-cell>
          <table:table-cell office:value-type="string">
            <text:p>Mme Hucheloup</text:p>
          </table:table-cell>
          <table:table-cell office:value-type="string">
            <text:p>Mme Hucheloup, keeper of Corinth In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table:number-columns-repeated="980"/>
        </table:table-row>
        <table:table-row table:style-name="ro2">
          <table:table-cell office:value-type="string">
            <text:p>ID</text:p>
          </table:table-cell>
          <table:table-cell table:number-columns-repeated="2" office:value-type="string">
            <text:p>Itinerant dentist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table:number-columns-repeated="980"/>
        </table:table-row>
        <table:table-row table:style-name="ro2">
          <table:table-cell office:value-type="string">
            <text:p>IK</text:p>
          </table:table-cell>
          <table:table-cell office:value-type="string">
            <text:p>Innkeeper's wife</text:p>
          </table:table-cell>
          <table:table-cell office:value-type="string">
            <text:p>Innkeeper's wife at Saint Po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table:number-columns-repeated="980"/>
        </table:table-row>
        <table:table-row table:style-name="ro1">
          <table:table-cell office:value-type="string">
            <text:p>IS</text:p>
          </table:table-cell>
          <table:table-cell office:value-type="string">
            <text:p>Isabeau</text:p>
          </table:table-cell>
          <table:table-cell office:value-type="string">
            <text:p>Isabeau, baker in Faverolle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table:number-columns-repeated="980"/>
        </table:table-row>
        <table:table-row table:style-name="ro2">
          <table:table-cell office:value-type="string">
            <text:p>IW</text:p>
          </table:table-cell>
          <table:table-cell table:number-columns-repeated="2" office:value-type="string">
            <text:p>Insurgent workers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B4C069</text:p>
          </table:table-cell>
          <table:table-cell table:number-columns-repeated="980"/>
        </table:table-row>
        <table:table-row table:style-name="ro1">
          <table:table-cell office:value-type="string">
            <text:p>JA</text:p>
          </table:table-cell>
          <table:table-cell office:value-type="string">
            <text:p>Javert</text:p>
          </table:table-cell>
          <table:table-cell office:value-type="string">
            <text:p>Javert, police offic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JD</text:p>
          </table:table-cell>
          <table:table-cell office:value-type="string">
            <text:p>Jailer, Digne</text:p>
          </table:table-cell>
          <table:table-cell office:value-type="string">
            <text:p>Jailer in the prison of Dig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JL</text:p>
          </table:table-cell>
          <table:table-cell office:value-type="string">
            <text:p>Labarre</text:p>
          </table:table-cell>
          <table:table-cell office:value-type="string">
            <text:p>Labarre, innkeeper in Dig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2">
          <table:table-cell office:value-type="string">
            <text:p>JM</text:p>
          </table:table-cell>
          <table:table-cell office:value-type="string">
            <text:p>Valjean's sister</text:p>
          </table:table-cell>
          <table:table-cell office:value-type="string">
            <text:p>Jeanne, sister of Valjean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2">
          <table:table-cell office:value-type="string">
            <text:p>JN</text:p>
          </table:table-cell>
          <table:table-cell office:value-type="string">
            <text:p>Sister's son</text:p>
          </table:table-cell>
          <table:table-cell office:value-type="string">
            <text:p>Youngest son of Valjean's sist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JO</text:p>
          </table:table-cell>
          <table:table-cell office:value-type="string">
            <text:p>Joly</text:p>
          </table:table-cell>
          <table:table-cell office:value-type="string">
            <text:p>Joly, member Friends of the ABC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CD849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CD849</text:p>
          </table:table-cell>
          <table:table-cell table:number-columns-repeated="980"/>
        </table:table-row>
        <table:table-row table:style-name="ro1">
          <table:table-cell office:value-type="string">
            <text:p>JP</text:p>
          </table:table-cell>
          <table:table-cell office:value-type="string">
            <text:p>Prouvaire</text:p>
          </table:table-cell>
          <table:table-cell office:value-type="string">
            <text:p>Prouvaire, member Friends of the ABC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table:number-columns-repeated="980"/>
        </table:table-row>
        <table:table-row table:style-name="ro2">
          <table:table-cell office:value-type="string">
            <text:p>JU</text:p>
          </table:table-cell>
          <table:table-cell office:value-type="string">
            <text:p>Judge</text:p>
          </table:table-cell>
          <table:table-cell office:value-type="string">
            <text:p>Judge at the Arras court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2">
          <table:table-cell office:value-type="string">
            <text:p>JV</text:p>
          </table:table-cell>
          <table:table-cell table:number-columns-repeated="2" office:value-type="string">
            <text:p>Jean Valjea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2">
          <table:table-cell office:value-type="string">
            <text:p>KA</text:p>
          </table:table-cell>
          <table:table-cell office:value-type="string">
            <text:p>Toll keeper</text:p>
          </table:table-cell>
          <table:table-cell office:value-type="string">
            <text:p>Toll keeper at Austerlitz bridg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KB</text:p>
          </table:table-cell>
          <table:table-cell office:value-type="string">
            <text:p>Kitchen boy</text:p>
          </table:table-cell>
          <table:table-cell office:value-type="string">
            <text:p>Kitchen boy at Labarre's inn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KD</text:p>
          </table:table-cell>
          <table:table-cell office:value-type="string">
            <text:p>Door keeper</text:p>
          </table:table-cell>
          <table:table-cell office:value-type="string">
            <text:p>Door keeper at a Paris bindery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CEDF8D</text:p>
          </table:table-cell>
          <table:table-cell office:value-type="string">
            <text:p>#83A3E0</text:p>
          </table:table-cell>
          <table:table-cell office:value-type="string">
            <text:p>#67DF4E</text:p>
          </table:table-cell>
          <table:table-cell office:value-type="string">
            <text:p>#5EB6DA</text:p>
          </table:table-cell>
          <table:table-cell office:value-type="string">
            <text:p>#B17BE8</text:p>
          </table:table-cell>
          <table:table-cell office:value-type="string">
            <text:p>#D0B83C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67DF4E</text:p>
          </table:table-cell>
          <table:table-cell office:value-type="string">
            <text:p>#83A3E0</text:p>
          </table:table-cell>
          <table:table-cell office:value-type="string">
            <text:p>#67DF4E</text:p>
          </table:table-cell>
          <table:table-cell office:value-type="string">
            <text:p>#5EB6DA</text:p>
          </table:table-cell>
          <table:table-cell office:value-type="string">
            <text:p>#B17BE8</text:p>
          </table:table-cell>
          <table:table-cell office:value-type="string">
            <text:p>#C1E243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KT</text:p>
          </table:table-cell>
          <table:table-cell office:value-type="string">
            <text:p>Tavern keeper</text:p>
          </table:table-cell>
          <table:table-cell office:value-type="string">
            <text:p>Tavern keeper in Dig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LA</text:p>
          </table:table-cell>
          <table:table-cell office:value-type="string">
            <text:p>Count Lamothe</text:p>
          </table:table-cell>
          <table:table-cell office:value-type="string">
            <text:p>Count Lamothe, member of Baroness de T-'s sal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ACE53A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C3E446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ACE53A</text:p>
          </table:table-cell>
          <table:table-cell office:value-type="string">
            <text:p>#E453E4</text:p>
          </table:table-cell>
          <table:table-cell office:value-type="string">
            <text:p>#CEB16E</text:p>
          </table:table-cell>
          <table:table-cell office:value-type="string">
            <text:p>#C3E446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LI</text:p>
          </table:table-cell>
          <table:table-cell office:value-type="string">
            <text:p>Listolier</text:p>
          </table:table-cell>
          <table:table-cell office:value-type="string">
            <text:p>Listolier, Parisian student, lover of Dahli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LL</text:p>
          </table:table-cell>
          <table:table-cell office:value-type="string">
            <text:p>Landlady, Gorbeau</text:p>
          </table:table-cell>
          <table:table-cell office:value-type="string">
            <text:p>Landlady at Gorbeau House (during JVJ's stay)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LP</text:p>
          </table:table-cell>
          <table:table-cell office:value-type="string">
            <text:p>Louis-Philippe</text:p>
          </table:table-cell>
          <table:table-cell office:value-type="string">
            <text:p>Louis-Philippe d'Orl√©ans, King of Franc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2">
          <table:table-cell office:value-type="string">
            <text:p>LR</text:p>
          </table:table-cell>
          <table:table-cell office:value-type="string">
            <text:p>Arras hotel keeper</text:p>
          </table:table-cell>
          <table:table-cell office:value-type="string">
            <text:p>Landlady at an Arras hote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2">
          <table:table-cell office:value-type="string">
            <text:p>MA</text:p>
          </table:table-cell>
          <table:table-cell table:number-columns-repeated="2" office:value-type="string">
            <text:p>Mariu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MB</text:p>
          </table:table-cell>
          <table:table-cell office:value-type="string">
            <text:p>Mlle Baptistine</text:p>
          </table:table-cell>
          <table:table-cell office:value-type="string">
            <text:p>Mlle Baptistine, sister of Myrie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MC</text:p>
          </table:table-cell>
          <table:table-cell office:value-type="string">
            <text:p>Champtercier</text:p>
          </table:table-cell>
          <table:table-cell office:value-type="string">
            <text:p>Marquis de Champtercier, ultra-royalist in Dig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MD</text:p>
          </table:table-cell>
          <table:table-cell office:value-type="string">
            <text:p>Marie-Claude</text:p>
          </table:table-cell>
          <table:table-cell office:value-type="string">
            <text:p>Marie-Claude, neighbor of the Valjeans in Faverolles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table:number-columns-repeated="980"/>
        </table:table-row>
        <table:table-row table:style-name="ro1">
          <table:table-cell office:value-type="string">
            <text:p>ME</text:p>
          </table:table-cell>
          <table:table-cell office:value-type="string">
            <text:p>Mme Magloire</text:p>
          </table:table-cell>
          <table:table-cell office:value-type="string">
            <text:p>Mme Magloire, housekeeper to Myriel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table:number-columns-repeated="980"/>
        </table:table-row>
        <table:table-row table:style-name="ro1">
          <table:table-cell office:value-type="string">
            <text:p>MG</text:p>
          </table:table-cell>
          <table:table-cell office:value-type="string">
            <text:p>Mlle Gillenormand</text:p>
          </table:table-cell>
          <table:table-cell office:value-type="string">
            <text:p>Mlle Gillenormand, unmarried daughter of Gillenormand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DCD43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0B83C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MH</text:p>
          </table:table-cell>
          <table:table-cell office:value-type="string">
            <text:p>Chastelar mayor</text:p>
          </table:table-cell>
          <table:table-cell office:value-type="string">
            <text:p>Mayor of Chastelar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MI</text:p>
          </table:table-cell>
          <table:table-cell office:value-type="string">
            <text:p>Mother Innocent</text:p>
          </table:table-cell>
          <table:table-cell office:value-type="string">
            <text:p>Mother Innocent, prioress of Convent of Petit Picpus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ML</text:p>
          </table:table-cell>
          <table:table-cell office:value-type="string">
            <text:p>Matelotte</text:p>
          </table:table-cell>
          <table:table-cell office:value-type="string">
            <text:p>Matelotte, a servant at the Corinth Inn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B4DF44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78DCD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6DE8A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3BD3E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MM</text:p>
          </table:table-cell>
          <table:table-cell office:value-type="string">
            <text:p>M. Mabeuf</text:p>
          </table:table-cell>
          <table:table-cell office:value-type="string">
            <text:p>M. Mabeuf, warden of St. Sulpice, bibliophile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B4DF44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78DCD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6DE8A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3BD3E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MN</text:p>
          </table:table-cell>
          <table:table-cell office:value-type="string">
            <text:p>Magnon</text:p>
          </table:table-cell>
          <table:table-cell office:value-type="string">
            <text:p>Magnon, servant of Gillenorman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table:number-columns-repeated="980"/>
        </table:table-row>
        <table:table-row table:style-name="ro1">
          <table:table-cell office:value-type="string">
            <text:p>MO</text:p>
          </table:table-cell>
          <table:table-cell office:value-type="string">
            <text:p>Montparnasse</text:p>
          </table:table-cell>
          <table:table-cell office:value-type="string">
            <text:p>Montparnasse, member of Patron-Minett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office:value-type="string">
            <text:p>#96A142</text:p>
          </table:table-cell>
          <table:table-cell office:value-type="string">
            <text:p>#E18A34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MP</text:p>
          </table:table-cell>
          <table:table-cell office:value-type="string">
            <text:p>Mme Pontmercy</text:p>
          </table:table-cell>
          <table:table-cell office:value-type="string">
            <text:p>Mme Pontmercy, younger daughter of Gillenorman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78DCD</text:p>
          </table:table-cell>
          <table:table-cell table:number-columns-repeated="2" office:value-type="string">
            <text:p>#D2A83B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MR</text:p>
          </table:table-cell>
          <table:table-cell office:value-type="string">
            <text:p>Marquise de R</text:p>
          </table:table-cell>
          <table:table-cell office:value-type="string">
            <text:p>Marquise de R-, inhabitant of Dig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3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DE8A82</text:p>
          </table:table-cell>
          <table:table-cell table:number-columns-repeated="2" office:value-type="string">
            <text:p>#839AE2</text:p>
          </table:table-cell>
          <table:table-cell office:value-type="string">
            <text:p>#C6DE8A</text:p>
          </table:table-cell>
          <table:table-cell office:value-type="string">
            <text:p>#62E382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DE8A82</text:p>
          </table:table-cell>
          <table:table-cell table:number-columns-repeated="2" office:value-type="string">
            <text:p>#839AE2</text:p>
          </table:table-cell>
          <table:table-cell office:value-type="string">
            <text:p>#71AADE</text:p>
          </table:table-cell>
          <table:table-cell office:value-type="string">
            <text:p>#62E382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MS</text:p>
          </table:table-cell>
          <table:table-cell office:value-type="string">
            <text:p>Mayor of Senez</text:p>
          </table:table-cell>
          <table:table-cell office:value-type="string">
            <text:p>Mayor of Sene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EE5A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61B641</text:p>
          </table:table-cell>
          <table:table-cell office:value-type="string">
            <text:p>#67D397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ED5E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61B641</text:p>
          </table:table-cell>
          <table:table-cell office:value-type="string">
            <text:p>#64D94A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MT</text:p>
          </table:table-cell>
          <table:table-cell office:value-type="string">
            <text:p>Marguerite</text:p>
          </table:table-cell>
          <table:table-cell office:value-type="string">
            <text:p>Marguerite, friend of Fantine in M-sur-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E5A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7D397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D5E96</text:p>
          </table:table-cell>
          <table:table-cell office:value-type="string">
            <text:p>#6ED0A3</text:p>
          </table:table-cell>
          <table:table-cell office:value-type="string">
            <text:p>#C4E243</text:p>
          </table:table-cell>
          <table:table-cell office:value-type="string">
            <text:p>#D590D1</text:p>
          </table:table-cell>
          <table:table-cell office:value-type="string">
            <text:p>#5EE549</text:p>
          </table:table-cell>
          <table:table-cell office:value-type="string">
            <text:p>#64D94A</text:p>
          </table:table-cell>
          <table:table-cell office:value-type="string">
            <text:p>#7BA1E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MU</text:p>
          </table:table-cell>
          <table:table-cell table:number-columns-repeated="2" office:value-type="string">
            <text:p>Minister of agricultur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A9934</text:p>
          </table:table-cell>
          <table:table-cell office:value-type="string">
            <text:p>#6ED0A3</text:p>
          </table:table-cell>
          <table:table-cell office:value-type="string">
            <text:p>#5CD1D2</text:p>
          </table:table-cell>
          <table:table-cell office:value-type="string">
            <text:p>#B17BE8</text:p>
          </table:table-cell>
          <table:table-cell office:value-type="string">
            <text:p>#59AE75</text:p>
          </table:table-cell>
          <table:table-cell office:value-type="string">
            <text:p>#C4E243</text:p>
          </table:table-cell>
          <table:table-cell office:value-type="string">
            <text:p>#DAC17B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F8D38</text:p>
          </table:table-cell>
          <table:table-cell office:value-type="string">
            <text:p>#6ED0A3</text:p>
          </table:table-cell>
          <table:table-cell office:value-type="string">
            <text:p>#5CD1D2</text:p>
          </table:table-cell>
          <table:table-cell office:value-type="string">
            <text:p>#B17BE8</text:p>
          </table:table-cell>
          <table:table-cell office:value-type="string">
            <text:p>#59AE75</text:p>
          </table:table-cell>
          <table:table-cell office:value-type="string">
            <text:p>#D78DCD</text:p>
          </table:table-cell>
          <table:table-cell office:value-type="string">
            <text:p>#BCE28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MV</text:p>
          </table:table-cell>
          <table:table-cell office:value-type="string">
            <text:p>Mlle Vaubois</text:p>
          </table:table-cell>
          <table:table-cell office:value-type="string">
            <text:p>Mlle Vaubois, friend of Mlle Gillenorman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MW</text:p>
          </table:table-cell>
          <table:table-cell office:value-type="string">
            <text:p>Minister's wife</text:p>
          </table:table-cell>
          <table:table-cell office:value-type="string">
            <text:p>Minister of agriculture's wif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MY</text:p>
          </table:table-cell>
          <table:table-cell office:value-type="string">
            <text:p>Bishop Myriel</text:p>
          </table:table-cell>
          <table:table-cell office:value-type="string">
            <text:p>M. Myriel, Bishop of Dign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NA</text:p>
          </table:table-cell>
          <table:table-cell office:value-type="string">
            <text:p>Navet</text:p>
          </table:table-cell>
          <table:table-cell office:value-type="string">
            <text:p>Navet, friend of Gavroch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E258E0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office:value-type="string">
            <text:p>#E0D73A</text:p>
          </table:table-cell>
          <table:table-cell office:value-type="string">
            <text:p>#DBC981</text:p>
          </table:table-cell>
          <table:table-cell office:value-type="string">
            <text:p>#9688E8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F5CE1</text:p>
          </table:table-cell>
          <table:table-cell office:value-type="string">
            <text:p>#C6C257</text:p>
          </table:table-cell>
          <table:table-cell office:value-type="string">
            <text:p>#DF8D38</text:p>
          </table:table-cell>
          <table:table-cell office:value-type="string">
            <text:p>#E0D73A</text:p>
          </table:table-cell>
          <table:table-cell office:value-type="string">
            <text:p>#DBC981</text:p>
          </table:table-cell>
          <table:table-cell office:value-type="string">
            <text:p>#EF6443</text:p>
          </table:table-cell>
          <table:table-cell office:value-type="string">
            <text:p>#5AC3D8</text:p>
          </table:table-cell>
          <table:table-cell office:value-type="string">
            <text:p>#B6BC6B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NI</text:p>
          </table:table-cell>
          <table:table-cell office:value-type="string">
            <text:p>Nicolette</text:p>
          </table:table-cell>
          <table:table-cell office:value-type="string">
            <text:p>Nicolette, maid to Gillenormand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78DCC</text:p>
          </table:table-cell>
          <table:table-cell office:value-type="string">
            <text:p>#D66CDD</text:p>
          </table:table-cell>
          <table:table-cell office:value-type="string">
            <text:p>#ED5E96</text:p>
          </table:table-cell>
          <table:table-cell office:value-type="string">
            <text:p>#96A142</text:p>
          </table:table-cell>
          <table:table-cell office:value-type="string">
            <text:p>#D590D1</text:p>
          </table:table-cell>
          <table:table-cell office:value-type="string">
            <text:p>#C6DE8A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78DCD</text:p>
          </table:table-cell>
          <table:table-cell office:value-type="string">
            <text:p>#D66CDD</text:p>
          </table:table-cell>
          <table:table-cell office:value-type="string">
            <text:p>#ED5E96</text:p>
          </table:table-cell>
          <table:table-cell office:value-type="string">
            <text:p>#96A142</text:p>
          </table:table-cell>
          <table:table-cell office:value-type="string">
            <text:p>#D590D1</text:p>
          </table:table-cell>
          <table:table-cell office:value-type="string">
            <text:p>#71AADE</text:p>
          </table:table-cell>
          <table:table-cell office:value-type="string">
            <text:p>#E057E5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NP</text:p>
          </table:table-cell>
          <table:table-cell office:value-type="string">
            <text:p>Napoleon</text:p>
          </table:table-cell>
          <table:table-cell office:value-type="string">
            <text:p>Napoleon, Emperor of Franc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NT</text:p>
          </table:table-cell>
          <table:table-cell office:value-type="string">
            <text:p>Th√©nardiers' neighbor</text:p>
          </table:table-cell>
          <table:table-cell office:value-type="string">
            <text:p>Neighbor of Th√©nardier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DE8A82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OS</text:p>
          </table:table-cell>
          <table:table-cell office:value-type="string">
            <text:p>Old soldier</text:p>
          </table:table-cell>
          <table:table-cell office:value-type="string">
            <text:p>Old soldier at barbershop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office:value-type="string">
            <text:p>#C3DF69</text:p>
          </table:table-cell>
          <table:table-cell office:value-type="string">
            <text:p>#ACE53A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B68EE0</text:p>
          </table:table-cell>
          <table:table-cell table:number-columns-repeated="980"/>
        </table:table-row>
        <table:table-row table:style-name="ro1">
          <table:table-cell office:value-type="string">
            <text:p>PA</text:p>
          </table:table-cell>
          <table:table-cell office:value-type="string">
            <text:p>Prosecuting attorney</text:p>
          </table:table-cell>
          <table:table-cell office:value-type="string">
            <text:p>Prosecuting attorney in Champmathieu trial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table:number-columns-repeated="980"/>
        </table:table-row>
        <table:table-row table:style-name="ro1">
          <table:table-cell office:value-type="string">
            <text:p>PC</text:p>
          </table:table-cell>
          <table:table-cell office:value-type="string">
            <text:p>Porter, barricade</text:p>
          </table:table-cell>
          <table:table-cell office:value-type="string">
            <text:p>Porter shot at the barricade by Le Cabuc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table:number-columns-repeated="980"/>
        </table:table-row>
        <table:table-row table:style-name="ro1">
          <table:table-cell office:value-type="string">
            <text:p>PD</text:p>
          </table:table-cell>
          <table:table-cell office:value-type="string">
            <text:p>Digne peasant</text:p>
          </table:table-cell>
          <table:table-cell office:value-type="string">
            <text:p>Peasant in Digne, whom Valjean asks for food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table:number-columns-repeated="980"/>
        </table:table-row>
        <table:table-row table:style-name="ro2">
          <table:table-cell office:value-type="string">
            <text:p>PE</text:p>
          </table:table-cell>
          <table:table-cell table:number-columns-repeated="2" office:value-type="string">
            <text:p>Peasant's wife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table:number-columns-repeated="980"/>
        </table:table-row>
        <table:table-row table:style-name="ro2">
          <table:table-cell office:value-type="string">
            <text:p>PG</text:p>
          </table:table-cell>
          <table:table-cell office:value-type="string">
            <text:p>Petit Gervais</text:p>
          </table:table-cell>
          <table:table-cell office:value-type="string">
            <text:p>Petit Gervais, a chimney sweep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D99537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D6A23D</text:p>
          </table:table-cell>
          <table:table-cell table:number-columns-repeated="980"/>
        </table:table-row>
        <table:table-row table:style-name="ro1">
          <table:table-cell office:value-type="string">
            <text:p>PH</text:p>
          </table:table-cell>
          <table:table-cell office:value-type="string">
            <text:p>Priest, Digne</text:p>
          </table:table-cell>
          <table:table-cell office:value-type="string">
            <text:p>A priest on the road from Dign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CAA768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CADA43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CADA43</text:p>
          </table:table-cell>
          <table:table-cell table:number-columns-repeated="980"/>
        </table:table-row>
        <table:table-row table:style-name="ro1">
          <table:table-cell office:value-type="string">
            <text:p>PL</text:p>
          </table:table-cell>
          <table:table-cell office:value-type="string">
            <text:p>Mother Plutarch</text:p>
          </table:table-cell>
          <table:table-cell office:value-type="string">
            <text:p>Mother Plutarch, housekeeper of M. Mabeuf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90A347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5E96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4E243</text:p>
          </table:table-cell>
          <table:table-cell office:value-type="string">
            <text:p>#7AD74F</text:p>
          </table:table-cell>
          <table:table-cell office:value-type="string">
            <text:p>#67D397</text:p>
          </table:table-cell>
          <table:table-cell table:number-columns-repeated="2" office:value-type="string">
            <text:p>#61E491</text:p>
          </table:table-cell>
          <table:table-cell office:value-type="string">
            <text:p>#ED6095</text:p>
          </table:table-cell>
          <table:table-cell office:value-type="string">
            <text:p>#EC5DAD</text:p>
          </table:table-cell>
          <table:table-cell office:value-type="string">
            <text:p>#86A1E0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PN</text:p>
          </table:table-cell>
          <table:table-cell office:value-type="string">
            <text:p>Panchaud</text:p>
          </table:table-cell>
          <table:table-cell office:value-type="string">
            <text:p>Panchaud, a criminal aka as Printanier, Bigrenaill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9F84E8</text:p>
          </table:table-cell>
          <table:table-cell office:value-type="string">
            <text:p>#6ED0A3</text:p>
          </table:table-cell>
          <table:table-cell office:value-type="string">
            <text:p>#74A7DE</text:p>
          </table:table-cell>
          <table:table-cell table:number-columns-repeated="2" office:value-type="string">
            <text:p>#D6936C</text:p>
          </table:table-cell>
          <table:table-cell office:value-type="string">
            <text:p>#EF6244</text:p>
          </table:table-cell>
          <table:table-cell office:value-type="string">
            <text:p>#BCE28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9688E8</text:p>
          </table:table-cell>
          <table:table-cell office:value-type="string">
            <text:p>#6ED0A3</text:p>
          </table:table-cell>
          <table:table-cell office:value-type="string">
            <text:p>#74A7DE</text:p>
          </table:table-cell>
          <table:table-cell table:number-columns-repeated="2" office:value-type="string">
            <text:p>#D6936C</text:p>
          </table:table-cell>
          <table:table-cell office:value-type="string">
            <text:p>#DD8F39</text:p>
          </table:table-cell>
          <table:table-cell office:value-type="string">
            <text:p>#DAC17B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PO</text:p>
          </table:table-cell>
          <table:table-cell office:value-type="string">
            <text:p>Portress, M-s-M</text:p>
          </table:table-cell>
          <table:table-cell office:value-type="string">
            <text:p>Portress of JV in M-sur-M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5CCFD5</text:p>
          </table:table-cell>
          <table:table-cell office:value-type="string">
            <text:p>#6ED0A3</text:p>
          </table:table-cell>
          <table:table-cell office:value-type="string">
            <text:p>#CAA768</text:p>
          </table:table-cell>
          <table:table-cell office:value-type="string">
            <text:p>#F06335</text:p>
          </table:table-cell>
          <table:table-cell office:value-type="string">
            <text:p>#EC5EAE</text:p>
          </table:table-cell>
          <table:table-cell office:value-type="string">
            <text:p>#67D397</text:p>
          </table:table-cell>
          <table:table-cell office:value-type="string">
            <text:p>#DF879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5CD1D2</text:p>
          </table:table-cell>
          <table:table-cell office:value-type="string">
            <text:p>#6ED0A3</text:p>
          </table:table-cell>
          <table:table-cell office:value-type="string">
            <text:p>#CAA768</text:p>
          </table:table-cell>
          <table:table-cell office:value-type="string">
            <text:p>#F06335</text:p>
          </table:table-cell>
          <table:table-cell office:value-type="string">
            <text:p>#EC5EAE</text:p>
          </table:table-cell>
          <table:table-cell office:value-type="string">
            <text:p>#64D94A</text:p>
          </table:table-cell>
          <table:table-cell office:value-type="string">
            <text:p>#DF879F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PR</text:p>
          </table:table-cell>
          <table:table-cell table:number-columns-repeated="2" office:value-type="string">
            <text:p>Prison guar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PS</text:p>
          </table:table-cell>
          <table:table-cell office:value-type="string">
            <text:p>Porter, r. de l'Ouest</text:p>
          </table:table-cell>
          <table:table-cell office:value-type="string">
            <text:p>Porter, rue de l'Ouest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PT</text:p>
          </table:table-cell>
          <table:table-cell office:value-type="string">
            <text:p>Postillion</text:p>
          </table:table-cell>
          <table:table-cell office:value-type="string">
            <text:p>Postillion, accompanying Valjean to Arra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PZ</text:p>
          </table:table-cell>
          <table:table-cell office:value-type="string">
            <text:p>Peddler</text:p>
          </table:table-cell>
          <table:table-cell office:value-type="string">
            <text:p>Peddler in Th√©nardier's in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QU</text:p>
          </table:table-cell>
          <table:table-cell office:value-type="string">
            <text:p>Claquesous</text:p>
          </table:table-cell>
          <table:table-cell office:value-type="string">
            <text:p>Claquesous, member of Patron-Minette,aka Le Cabuc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RA</text:p>
          </table:table-cell>
          <table:table-cell office:value-type="string">
            <text:p>Arras resident</text:p>
          </table:table-cell>
          <table:table-cell office:value-type="string">
            <text:p>Resident of Arras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RM</text:p>
          </table:table-cell>
          <table:table-cell table:number-columns-repeated="2" office:value-type="string">
            <text:p>Road mende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RP</text:p>
          </table:table-cell>
          <table:table-cell table:number-columns-repeated="2" office:value-type="string">
            <text:p>Ragpicker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SB</text:p>
          </table:table-cell>
          <table:table-cell office:value-type="string">
            <text:p>Shepherd boy</text:p>
          </table:table-cell>
          <table:table-cell office:value-type="string">
            <text:p>Shepherd boy, serves G-- the conventionist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DF8D38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C6DE8A</text:p>
          </table:table-cell>
          <table:table-cell office:value-type="string">
            <text:p>#E08798</text:p>
          </table:table-cell>
          <table:table-cell office:value-type="string">
            <text:p>#C3DF69</text:p>
          </table:table-cell>
          <table:table-cell office:value-type="string">
            <text:p>#5ED4CD</text:p>
          </table:table-cell>
          <table:table-cell office:value-type="string">
            <text:p>#9AA143</text:p>
          </table:table-cell>
          <table:table-cell office:value-type="string">
            <text:p>#67D1AC</text:p>
          </table:table-cell>
          <table:table-cell office:value-type="string">
            <text:p>#BBAD88</text:p>
          </table:table-cell>
          <table:table-cell office:value-type="string">
            <text:p>#E05BDD</text:p>
          </table:table-cell>
          <table:table-cell table:number-columns-repeated="980"/>
        </table:table-row>
        <table:table-row table:style-name="ro1">
          <table:table-cell office:value-type="string">
            <text:p>SC</text:p>
          </table:table-cell>
          <table:table-cell office:value-type="string">
            <text:p>M. Scaufflaire</text:p>
          </table:table-cell>
          <table:table-cell office:value-type="string">
            <text:p>M. Scaufflaire, keeper of horses and coaches in M-sur-M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6AE64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9FC266</text:p>
          </table:table-cell>
          <table:table-cell office:value-type="string">
            <text:p>#6AE640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SD</text:p>
          </table:table-cell>
          <table:table-cell office:value-type="string">
            <text:p>Scaufflaire's wife</text:p>
          </table:table-cell>
          <table:table-cell office:value-type="string">
            <text:p>M. Scaufflaire's wif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SE</text:p>
          </table:table-cell>
          <table:table-cell office:value-type="string">
            <text:p>Saint Pol Servant girl</text:p>
          </table:table-cell>
          <table:table-cell office:value-type="string">
            <text:p>Servant girl in Saint Pol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SF</text:p>
          </table:table-cell>
          <table:table-cell office:value-type="string">
            <text:p>Factory supervisor</text:p>
          </table:table-cell>
          <table:table-cell office:value-type="string">
            <text:p>Supervisor in M. Madeleine's factory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CADA43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CADA43</text:p>
          </table:table-cell>
          <table:table-cell table:number-columns-repeated="980"/>
        </table:table-row>
        <table:table-row table:style-name="ro1">
          <table:table-cell office:value-type="string">
            <text:p>SG</text:p>
          </table:table-cell>
          <table:table-cell office:value-type="string">
            <text:p>Police sergeant M-s-M</text:p>
          </table:table-cell>
          <table:table-cell office:value-type="string">
            <text:p>Police sergeant in M-sur-M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3A06B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AA768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SI</text:p>
          </table:table-cell>
          <table:table-cell office:value-type="string">
            <text:p>Sergeant, Imprim√©rie</text:p>
          </table:table-cell>
          <table:table-cell office:value-type="string">
            <text:p>Sergeant at the Imprim√©rie Royale post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3A06B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61B641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CAA768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61B641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9A81EA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SM</text:p>
          </table:table-cell>
          <table:table-cell office:value-type="string">
            <text:p>Hospital servant</text:p>
          </table:table-cell>
          <table:table-cell office:value-type="string">
            <text:p>Servant at the hospital in M-sur-M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SN</text:p>
          </table:table-cell>
          <table:table-cell office:value-type="string">
            <text:p>Senator</text:p>
          </table:table-cell>
          <table:table-cell office:value-type="string">
            <text:p>Senator, Count ***, in Digne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74AB48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SO</text:p>
          </table:table-cell>
          <table:table-cell office:value-type="string">
            <text:p>Soldiers</text:p>
          </table:table-cell>
          <table:table-cell office:value-type="string">
            <text:p>Soldiers pursuing Valjean, led by Javert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E18585</text:p>
          </table:table-cell>
          <table:table-cell office:value-type="string">
            <text:p>#E57A99</text:p>
          </table:table-cell>
          <table:table-cell office:value-type="string">
            <text:p>#9688E8</text:p>
          </table:table-cell>
          <table:table-cell office:value-type="string">
            <text:p>#EC5EAE</text:p>
          </table:table-cell>
          <table:table-cell office:value-type="string">
            <text:p>#F06335</text:p>
          </table:table-cell>
          <table:table-cell office:value-type="string">
            <text:p>#67D397</text:p>
          </table:table-cell>
          <table:table-cell office:value-type="string">
            <text:p>#6AB53D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9688E8</text:p>
          </table:table-cell>
          <table:table-cell office:value-type="string">
            <text:p>#EC5EAE</text:p>
          </table:table-cell>
          <table:table-cell office:value-type="string">
            <text:p>#F06335</text:p>
          </table:table-cell>
          <table:table-cell office:value-type="string">
            <text:p>#64D94A</text:p>
          </table:table-cell>
          <table:table-cell office:value-type="string">
            <text:p>#6AB53D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SP</text:p>
          </table:table-cell>
          <table:table-cell office:value-type="string">
            <text:p>Sister Perp√©tue</text:p>
          </table:table-cell>
          <table:table-cell office:value-type="string">
            <text:p>Sister Perp√©tue, nun at infirmary in M-sur-M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75A4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74A7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table:number-columns-repeated="980"/>
        </table:table-row>
        <table:table-row table:style-name="ro1">
          <table:table-cell office:value-type="string">
            <text:p>SR</text:p>
          </table:table-cell>
          <table:table-cell office:value-type="string">
            <text:p>Marius's servant</text:p>
          </table:table-cell>
          <table:table-cell office:value-type="string">
            <text:p>Servant to Marius at Garbeau tenement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#75A4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DF5CE1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office:value-type="string">
            <text:p>#74A7DE</text:p>
          </table:table-cell>
          <table:table-cell office:value-type="string">
            <text:p>#83A3E0</text:p>
          </table:table-cell>
          <table:table-cell office:value-type="string">
            <text:p>#EF6244</text:p>
          </table:table-cell>
          <table:table-cell office:value-type="string">
            <text:p>#ADE19A</text:p>
          </table:table-cell>
          <table:table-cell office:value-type="string">
            <text:p>#E08798</text:p>
          </table:table-cell>
          <table:table-cell office:value-type="string">
            <text:p>#E05BE0</text:p>
          </table:table-cell>
          <table:table-cell office:value-type="string">
            <text:p>#5CB073</text:p>
          </table:table-cell>
          <table:table-cell office:value-type="string">
            <text:p>#D86CDC</text:p>
          </table:table-cell>
          <table:table-cell office:value-type="string">
            <text:p>#BBAD88</text:p>
          </table:table-cell>
          <table:table-cell office:value-type="string">
            <text:p>#6CA8DF</text:p>
          </table:table-cell>
          <table:table-cell table:number-columns-repeated="980"/>
        </table:table-row>
        <table:table-row table:style-name="ro1">
          <table:table-cell office:value-type="string">
            <text:p>SS</text:p>
          </table:table-cell>
          <table:table-cell office:value-type="string">
            <text:p>Sister Simplice</text:p>
          </table:table-cell>
          <table:table-cell office:value-type="string">
            <text:p>Sister Simplice, nun at infirmary in M-sur-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SW</text:p>
          </table:table-cell>
          <table:table-cell office:value-type="string">
            <text:p>Sewermen</text:p>
          </table:table-cell>
          <table:table-cell office:value-type="string">
            <text:p>Sewerme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TC</text:p>
          </table:table-cell>
          <table:table-cell office:value-type="string">
            <text:p>Three concierges</text:p>
          </table:table-cell>
          <table:table-cell office:value-type="string">
            <text:p>Three concierges, met by Gvaroche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2">
          <table:table-cell office:value-type="string">
            <text:p>TE</text:p>
          </table:table-cell>
          <table:table-cell table:number-columns-repeated="2" office:value-type="string">
            <text:p>German teamster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74A7DE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0B83C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DBC981</text:p>
          </table:table-cell>
          <table:table-cell office:value-type="string">
            <text:p>#ADE19A</text:p>
          </table:table-cell>
          <table:table-cell office:value-type="string">
            <text:p>#67CE8B</text:p>
          </table:table-cell>
          <table:table-cell office:value-type="string">
            <text:p>#EE626C</text:p>
          </table:table-cell>
          <table:table-cell office:value-type="string">
            <text:p>#E0884C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TG</text:p>
          </table:table-cell>
          <table:table-cell office:value-type="string">
            <text:p>Th√©odule</text:p>
          </table:table-cell>
          <table:table-cell office:value-type="string">
            <text:p>Lieutenant Th√©odule Gillenormand, grandnephew of Gillenormand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DDCD43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E0884F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TH</text:p>
          </table:table-cell>
          <table:table-cell office:value-type="string">
            <text:p>Th√©nardier</text:p>
          </table:table-cell>
          <table:table-cell office:value-type="string">
            <text:p>Th√©nardier, innkeeper in Montfermeil, aka Jondrette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5ED4CC</text:p>
          </table:table-cell>
          <table:table-cell table:number-columns-repeated="980"/>
        </table:table-row>
        <table:table-row table:style-name="ro1">
          <table:table-cell office:value-type="string">
            <text:p>TM</text:p>
          </table:table-cell>
          <table:table-cell office:value-type="string">
            <text:p>Mme Th√©nardier</text:p>
          </table:table-cell>
          <table:table-cell office:value-type="string">
            <text:p>Madame Th√©nardier, wife of Th√©nardie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2">
          <table:table-cell office:value-type="string">
            <text:p>TR</text:p>
          </table:table-cell>
          <table:table-cell office:value-type="string">
            <text:p>Three gendarmes</text:p>
          </table:table-cell>
          <table:table-cell office:value-type="string">
            <text:p>Three gendarmes, arrested Valjea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CEDF8D</text:p>
          </table:table-cell>
          <table:table-cell office:value-type="string">
            <text:p>#83A3E0</text:p>
          </table:table-cell>
          <table:table-cell office:value-type="string">
            <text:p>#67DF4E</text:p>
          </table:table-cell>
          <table:table-cell office:value-type="string">
            <text:p>#5EB6DA</text:p>
          </table:table-cell>
          <table:table-cell office:value-type="string">
            <text:p>#B17BE8</text:p>
          </table:table-cell>
          <table:table-cell office:value-type="string">
            <text:p>#D0B83C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67DF4E</text:p>
          </table:table-cell>
          <table:table-cell office:value-type="string">
            <text:p>#83A3E0</text:p>
          </table:table-cell>
          <table:table-cell office:value-type="string">
            <text:p>#67DF4E</text:p>
          </table:table-cell>
          <table:table-cell office:value-type="string">
            <text:p>#5EB6DA</text:p>
          </table:table-cell>
          <table:table-cell office:value-type="string">
            <text:p>#B17BE8</text:p>
          </table:table-cell>
          <table:table-cell office:value-type="string">
            <text:p>#C1E243</text:p>
          </table:table-cell>
          <table:table-cell office:value-type="string">
            <text:p>#D7916F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1">
          <table:table-cell office:value-type="string">
            <text:p>TS</text:p>
          </table:table-cell>
          <table:table-cell office:value-type="string">
            <text:p>Toussaint</text:p>
          </table:table-cell>
          <table:table-cell office:value-type="string">
            <text:p>Toussaint, servant of Valjean at Rue Plume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VB</text:p>
          </table:table-cell>
          <table:table-cell office:value-type="string">
            <text:p>Mme Boischevron</text:p>
          </table:table-cell>
          <table:table-cell office:value-type="string">
            <text:p>Mme Boischevron, friend and correspondent of Mlle Baptistin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ACE53A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C3E446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ACE53A</text:p>
          </table:table-cell>
          <table:table-cell office:value-type="string">
            <text:p>#E453E4</text:p>
          </table:table-cell>
          <table:table-cell office:value-type="string">
            <text:p>#CEB16E</text:p>
          </table:table-cell>
          <table:table-cell office:value-type="string">
            <text:p>#C3E446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VI</text:p>
          </table:table-cell>
          <table:table-cell office:value-type="string">
            <text:p>Mme Victurnien</text:p>
          </table:table-cell>
          <table:table-cell office:value-type="string">
            <text:p>Mme Victurnien, snoop in M-sur-M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64E343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74AB48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DE8A82</text:p>
          </table:table-cell>
          <table:table-cell office:value-type="string">
            <text:p>#E57A99</text:p>
          </table:table-cell>
          <table:table-cell office:value-type="string">
            <text:p>#DF5CE1</text:p>
          </table:table-cell>
          <table:table-cell office:value-type="string">
            <text:p>#E18A34</text:p>
          </table:table-cell>
          <table:table-cell office:value-type="string">
            <text:p>#96A142</text:p>
          </table:table-cell>
          <table:table-cell office:value-type="string">
            <text:p>#9489E7</text:p>
          </table:table-cell>
          <table:table-cell office:value-type="string">
            <text:p>#DDC740</text:p>
          </table:table-cell>
          <table:table-cell office:value-type="string">
            <text:p>#D1CE3F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  <table:table-row table:style-name="ro2">
          <table:table-cell office:value-type="string">
            <text:p>WA</text:p>
          </table:table-cell>
          <table:table-cell office:value-type="string">
            <text:p>Anonymous worker</text:p>
          </table:table-cell>
          <table:table-cell office:value-type="string">
            <text:p>Anonymous worker at barricade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WB</text:p>
          </table:table-cell>
          <table:table-cell office:value-type="string">
            <text:p>Waiter</text:p>
          </table:table-cell>
          <table:table-cell office:value-type="string">
            <text:p>Waiter at Bombarda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WH</text:p>
          </table:table-cell>
          <table:table-cell office:value-type="string">
            <text:p>Old woman</text:p>
          </table:table-cell>
          <table:table-cell office:value-type="string">
            <text:p>Old woman in Hesdi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2">
          <table:table-cell office:value-type="string">
            <text:p>WI</text:p>
          </table:table-cell>
          <table:table-cell table:number-columns-repeated="2" office:value-type="string">
            <text:p>Old woman's s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67DF4E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DE8A82</text:p>
          </table:table-cell>
          <table:table-cell office:value-type="string">
            <text:p>#83A3E0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E453E4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WP</text:p>
          </table:table-cell>
          <table:table-cell office:value-type="string">
            <text:p>Pontmercy's servant</text:p>
          </table:table-cell>
          <table:table-cell office:value-type="string">
            <text:p>Woman servant to Colonel Pontmerc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#64C961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5CD1D2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office:value-type="string">
            <text:p>#74AB48</text:p>
          </table:table-cell>
          <table:table-cell office:value-type="string">
            <text:p>#83A3E0</text:p>
          </table:table-cell>
          <table:table-cell office:value-type="string">
            <text:p>#74AB48</text:p>
          </table:table-cell>
          <table:table-cell office:value-type="string">
            <text:p>#59AE75</text:p>
          </table:table-cell>
          <table:table-cell office:value-type="string">
            <text:p>#5EB6DA</text:p>
          </table:table-cell>
          <table:table-cell office:value-type="string">
            <text:p>#DD8B80</text:p>
          </table:table-cell>
          <table:table-cell office:value-type="string">
            <text:p>#69E1C1</text:p>
          </table:table-cell>
          <table:table-cell office:value-type="string">
            <text:p>#72D553</text:p>
          </table:table-cell>
          <table:table-cell office:value-type="string">
            <text:p>#BBAD88</text:p>
          </table:table-cell>
          <table:table-cell office:value-type="string">
            <text:p>#D99675</text:p>
          </table:table-cell>
          <table:table-cell table:number-columns-repeated="980"/>
        </table:table-row>
        <table:table-row table:style-name="ro1">
          <table:table-cell office:value-type="string">
            <text:p>XA</text:p>
          </table:table-cell>
          <table:table-cell office:value-type="string">
            <text:p>Older child</text:p>
          </table:table-cell>
          <table:table-cell office:value-type="string">
            <text:p>Older Child, son of Th√©nardier, raised by Magnon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69D19D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67D397</text:p>
          </table:table-cell>
          <table:table-cell office:value-type="string">
            <text:p>#6ED0A3</text:p>
          </table:table-cell>
          <table:table-cell office:value-type="string">
            <text:p>#ED5E96</text:p>
          </table:table-cell>
          <table:table-cell office:value-type="string">
            <text:p>#EE636D</text:p>
          </table:table-cell>
          <table:table-cell office:value-type="string">
            <text:p>#D590D1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XB</text:p>
          </table:table-cell>
          <table:table-cell office:value-type="string">
            <text:p>Younger child</text:p>
          </table:table-cell>
          <table:table-cell office:value-type="string">
            <text:p>Younger Child, son of Th√©nardier, raised by Magnon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#EC693F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7D397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office:value-type="string">
            <text:p>#EF6244</text:p>
          </table:table-cell>
          <table:table-cell office:value-type="string">
            <text:p>#E57A99</text:p>
          </table:table-cell>
          <table:table-cell office:value-type="string">
            <text:p>#ED5E96</text:p>
          </table:table-cell>
          <table:table-cell office:value-type="string">
            <text:p>#5EE549</text:p>
          </table:table-cell>
          <table:table-cell office:value-type="string">
            <text:p>#E0D73A</text:p>
          </table:table-cell>
          <table:table-cell office:value-type="string">
            <text:p>#64D94A</text:p>
          </table:table-cell>
          <table:table-cell office:value-type="string">
            <text:p>#D18FD6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EC6B42</text:p>
          </table:table-cell>
          <table:table-cell table:number-columns-repeated="980"/>
        </table:table-row>
        <table:table-row table:style-name="ro1">
          <table:table-cell office:value-type="string">
            <text:p>ZE</text:p>
          </table:table-cell>
          <table:table-cell office:value-type="string">
            <text:p>Zephine</text:p>
          </table:table-cell>
          <table:table-cell office:value-type="string">
            <text:p>Zephine, mistress of Fameuil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#B4DF44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78DCD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office:value-type="string">
            <text:p>#C6DE8A</text:p>
          </table:table-cell>
          <table:table-cell office:value-type="string">
            <text:p>#6ED0A3</text:p>
          </table:table-cell>
          <table:table-cell office:value-type="string">
            <text:p>#D0B83C</text:p>
          </table:table-cell>
          <table:table-cell office:value-type="string">
            <text:p>#E453E4</text:p>
          </table:table-cell>
          <table:table-cell office:value-type="string">
            <text:p>#EE636D</text:p>
          </table:table-cell>
          <table:table-cell office:value-type="string">
            <text:p>#D3BD3E</text:p>
          </table:table-cell>
          <table:table-cell office:value-type="string">
            <text:p>#ED6C34</text:p>
          </table:table-cell>
          <table:table-cell office:value-type="string">
            <text:p>#E57A96</text:p>
          </table:table-cell>
          <table:table-cell office:value-type="string">
            <text:p>#BBAD88</text:p>
          </table:table-cell>
          <table:table-cell office:value-type="string">
            <text:p>#6ECC86</text:p>
          </table:table-cell>
          <table:table-cell table:number-columns-repeated="980"/>
        </table:table-row>
      </table:table>
      <table:database-ranges>
        <table:database-range table:target-range-address="Sheet1.A1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09:4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09:47:40</dc:date>
    <dc:creator>Sergei Kalugin</dc:creator>
    <meta:generator>OpenOffice/4.1.1$Unix OpenOffice.org_project/411m6$Build-9775</meta:generator>
    <meta:editing-duration>PT22M10S</meta:editing-duration>
    <meta:editing-cycles>1</meta:editing-cycles>
    <meta:document-statistic meta:table-count="1" meta:cell-count="7826" meta:object-count="0"/>
  </office:meta>
</office:document-meta>
</file>